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189in"/>
    </style:style>
    <style:style style:name="co3" style:family="table-column">
      <style:table-column-properties fo:break-before="auto" style:column-width="0.9244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>
            <text:p>Country </text:p>
          </table:table-cell>
          <table:table-cell office:value-type="string">
            <text:p>code</text:p>
          </table:table-cell>
          <table:table-cell office:value-type="string">
            <text:p>game_name</text:p>
          </table:table-cell>
        </table:table-row>
        <table:table-row table:style-name="ro2">
          <table:table-cell office:value-type="string">
            <text:p>Afghanistan</text:p>
          </table:table-cell>
          <table:table-cell office:value-type="string">
            <text:p>a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a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dz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merican Samoa</text:p>
          </table:table-cell>
          <table:table-cell office:value-type="string">
            <text:p>a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ad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ngola</text:p>
          </table:table-cell>
          <table:table-cell office:value-type="string">
            <text:p>ao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Anguilla</text:p>
          </table:table-cell>
          <table:table-cell office:value-type="string">
            <text:p>ai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ntarctica</text:p>
          </table:table-cell>
          <table:table-cell office:value-type="string">
            <text:p>aq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ntigua And Barbuda</text:p>
          </table:table-cell>
          <table:table-cell office:value-type="string">
            <text:p>ag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rgentina</text:p>
          </table:table-cell>
          <table:table-cell office:value-type="string">
            <text:p>a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a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aw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a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a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zerbaijan</text:p>
          </table:table-cell>
          <table:table-cell office:value-type="string">
            <text:p>az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ahamas</text:p>
          </table:table-cell>
          <table:table-cell office:value-type="string">
            <text:p>b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ahrain</text:p>
          </table:table-cell>
          <table:table-cell office:value-type="string">
            <text:p>bh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angladesh</text:p>
          </table:table-cell>
          <table:table-cell office:value-type="string">
            <text:p>b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bb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elarus</text:p>
          </table:table-cell>
          <table:table-cell office:value-type="string">
            <text:p>b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b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elize</text:p>
          </table:table-cell>
          <table:table-cell office:value-type="string">
            <text:p>bz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enin</text:p>
          </table:table-cell>
          <table:table-cell office:value-type="string">
            <text:p>bj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ermuda</text:p>
          </table:table-cell>
          <table:table-cell office:value-type="string">
            <text:p>bm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hutan</text:p>
          </table:table-cell>
          <table:table-cell office:value-type="string">
            <text:p>bt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livia</text:p>
          </table:table-cell>
          <table:table-cell office:value-type="string">
            <text:p>b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snia And Herzegowina</text:p>
          </table:table-cell>
          <table:table-cell office:value-type="string">
            <text:p>b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tswana</text:p>
          </table:table-cell>
          <table:table-cell office:value-type="string">
            <text:p>bw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uvet Island</text:p>
          </table:table-cell>
          <table:table-cell office:value-type="string">
            <text:p>bv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razil</text:p>
          </table:table-cell>
          <table:table-cell office:value-type="string">
            <text:p>b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ritish Indian Ocean Territory</text:p>
          </table:table-cell>
          <table:table-cell office:value-type="string">
            <text:p>i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runei Darussalam</text:p>
          </table:table-cell>
          <table:table-cell office:value-type="string">
            <text:p>b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ulgaria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string">
            <text:p>b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urundi</text:p>
          </table:table-cell>
          <table:table-cell office:value-type="string">
            <text:p>bi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ambodia</text:p>
          </table:table-cell>
          <table:table-cell office:value-type="string">
            <text:p>kh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ameroon</text:p>
          </table:table-cell>
          <table:table-cell office:value-type="string">
            <text:p>c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c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ape Verde</text:p>
          </table:table-cell>
          <table:table-cell office:value-type="string">
            <text:p>cv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ayman Islands</text:p>
          </table:table-cell>
          <table:table-cell office:value-type="string">
            <text:p>k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entral African Republic</text:p>
          </table:table-cell>
          <table:table-cell office:value-type="string">
            <text:p>c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ad</text:p>
          </table:table-cell>
          <table:table-cell office:value-type="string">
            <text:p>t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cl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hina</text:p>
          </table:table-cell>
          <table:table-cell office:value-type="string">
            <text:p>c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hristmas Island</text:p>
          </table:table-cell>
          <table:table-cell office:value-type="string">
            <text:p>cx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cos Islands</text:p>
          </table:table-cell>
          <table:table-cell office:value-type="string">
            <text:p>cc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string">
            <text:p>c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moros</text:p>
          </table:table-cell>
          <table:table-cell office:value-type="string">
            <text:p>k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go</text:p>
          </table:table-cell>
          <table:table-cell office:value-type="string">
            <text:p>c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go, The Drc</text:p>
          </table:table-cell>
          <table:table-cell office:value-type="string">
            <text:p>c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ok Islands</text:p>
          </table:table-cell>
          <table:table-cell office:value-type="string">
            <text:p>ck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osta Rica</text:p>
          </table:table-cell>
          <table:table-cell office:value-type="string">
            <text:p>c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ote D\'ivoire</text:p>
          </table:table-cell>
          <table:table-cell office:value-type="string">
            <text:p>c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roatia</text:p>
          </table:table-cell>
          <table:table-cell office:value-type="string">
            <text:p>h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string">
            <text:p>cu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yprus</text:p>
          </table:table-cell>
          <table:table-cell office:value-type="string">
            <text:p>c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zech Republic</text:p>
          </table:table-cell>
          <table:table-cell office:value-type="string">
            <text:p>c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nmark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jibouti</text:p>
          </table:table-cell>
          <table:table-cell office:value-type="string">
            <text:p>dj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ominica</text:p>
          </table:table-cell>
          <table:table-cell office:value-type="string">
            <text:p>d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ominican Republic</text:p>
          </table:table-cell>
          <table:table-cell office:value-type="string">
            <text:p>d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East Timor</text:p>
          </table:table-cell>
          <table:table-cell office:value-type="string">
            <text:p>tp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Ecuador</text:p>
          </table:table-cell>
          <table:table-cell office:value-type="string">
            <text:p>ec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Egypt</text:p>
          </table:table-cell>
          <table:table-cell office:value-type="string">
            <text:p>eg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l Salvador</text:p>
          </table:table-cell>
          <table:table-cell office:value-type="string">
            <text:p>sv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Equatorial Guinea</text:p>
          </table:table-cell>
          <table:table-cell office:value-type="string">
            <text:p>gq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ritrea</text:p>
          </table:table-cell>
          <table:table-cell office:value-type="string">
            <text:p>er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stonia</text:p>
          </table:table-cell>
          <table:table-cell office:value-type="string">
            <text:p>e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thiopia</text:p>
          </table:table-cell>
          <table:table-cell office:value-type="string">
            <text:p>e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Falkland Islands</text:p>
          </table:table-cell>
          <table:table-cell office:value-type="string">
            <text:p>fk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aroe Islands</text:p>
          </table:table-cell>
          <table:table-cell office:value-type="string">
            <text:p>f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iji</text:p>
          </table:table-cell>
          <table:table-cell office:value-type="string">
            <text:p>fj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f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f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rance, Metropolitan</text:p>
          </table:table-cell>
          <table:table-cell office:value-type="string">
            <text:p>f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rench Guiana</text:p>
          </table:table-cell>
          <table:table-cell office:value-type="string">
            <text:p>g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rench Polynesia</text:p>
          </table:table-cell>
          <table:table-cell office:value-type="string">
            <text:p>pf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rench Southern Territories</text:p>
          </table:table-cell>
          <table:table-cell office:value-type="string">
            <text:p>tf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abon</text:p>
          </table:table-cell>
          <table:table-cell office:value-type="string">
            <text:p>g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ambia</text:p>
          </table:table-cell>
          <table:table-cell office:value-type="string">
            <text:p>gm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eorgia</text:p>
          </table:table-cell>
          <table:table-cell office:value-type="string">
            <text:p>g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d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hana</text:p>
          </table:table-cell>
          <table:table-cell office:value-type="string">
            <text:p>gh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ibraltar</text:p>
          </table:table-cell>
          <table:table-cell office:value-type="string">
            <text:p>g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g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eenland</text:p>
          </table:table-cell>
          <table:table-cell office:value-type="string">
            <text:p>gl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renada</text:p>
          </table:table-cell>
          <table:table-cell office:value-type="string">
            <text:p>gd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uadeloupe</text:p>
          </table:table-cell>
          <table:table-cell office:value-type="string">
            <text:p>gp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uam</text:p>
          </table:table-cell>
          <table:table-cell office:value-type="string">
            <text:p>g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string">
            <text:p>gt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uinea</text:p>
          </table:table-cell>
          <table:table-cell office:value-type="string">
            <text:p>g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uinea-Bissau</text:p>
          </table:table-cell>
          <table:table-cell office:value-type="string">
            <text:p>gw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uyana</text:p>
          </table:table-cell>
          <table:table-cell office:value-type="string">
            <text:p>g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string">
            <text:p>h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eard And Mc Donald Islands</text:p>
          </table:table-cell>
          <table:table-cell office:value-type="string">
            <text:p>hm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Vatican City State</text:p>
          </table:table-cell>
          <table:table-cell office:value-type="string">
            <text:p>v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Honduras</text:p>
          </table:table-cell>
          <table:table-cell office:value-type="string">
            <text:p>h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Hong Kong</text:p>
          </table:table-cell>
          <table:table-cell office:value-type="string">
            <text:p>hk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Hungary</text:p>
          </table:table-cell>
          <table:table-cell office:value-type="string">
            <text:p>h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celand</text:p>
          </table:table-cell>
          <table:table-cell office:value-type="string">
            <text:p>i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i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string">
            <text:p>id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Iran</text:p>
          </table:table-cell>
          <table:table-cell office:value-type="string">
            <text:p>i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Iraq</text:p>
          </table:table-cell>
          <table:table-cell office:value-type="string">
            <text:p>iq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Ireland</text:p>
          </table:table-cell>
          <table:table-cell office:value-type="string">
            <text:p>i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srael</text:p>
          </table:table-cell>
          <table:table-cell office:value-type="string">
            <text:p>i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i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amaica</text:p>
          </table:table-cell>
          <table:table-cell office:value-type="string">
            <text:p>j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jp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Jordan</text:p>
          </table:table-cell>
          <table:table-cell office:value-type="string">
            <text:p>j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Kazakhstan</text:p>
          </table:table-cell>
          <table:table-cell office:value-type="string">
            <text:p>kz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Kenya</text:p>
          </table:table-cell>
          <table:table-cell office:value-type="string">
            <text:p>k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Kiribati</text:p>
          </table:table-cell>
          <table:table-cell office:value-type="string">
            <text:p>ki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Korea, D.P.R.O.</text:p>
          </table:table-cell>
          <table:table-cell office:value-type="string">
            <text:p>kp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Korea, Republic Of</text:p>
          </table:table-cell>
          <table:table-cell office:value-type="string">
            <text:p>k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kw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yrgyzstan</text:p>
          </table:table-cell>
          <table:table-cell office:value-type="string">
            <text:p>kg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aos </text:p>
          </table:table-cell>
          <table:table-cell office:value-type="string">
            <text:p>l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string">
            <text:p>lv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lb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string">
            <text:p>l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beria</text:p>
          </table:table-cell>
          <table:table-cell office:value-type="string">
            <text:p>lr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Libya</text:p>
          </table:table-cell>
          <table:table-cell office:value-type="string">
            <text:p>l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l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ithuania</text:p>
          </table:table-cell>
          <table:table-cell office:value-type="string">
            <text:p>l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uxembourg</text:p>
          </table:table-cell>
          <table:table-cell office:value-type="string">
            <text:p>l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cau</text:p>
          </table:table-cell>
          <table:table-cell office:value-type="string">
            <text:p>m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acedonia</text:p>
          </table:table-cell>
          <table:table-cell office:value-type="string">
            <text:p>m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m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string">
            <text:p>m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string">
            <text:p>m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aldives</text:p>
          </table:table-cell>
          <table:table-cell office:value-type="string">
            <text:p>mv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string">
            <text:p>m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mt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arshall Islands</text:p>
          </table:table-cell>
          <table:table-cell office:value-type="string">
            <text:p>mh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artinique</text:p>
          </table:table-cell>
          <table:table-cell office:value-type="string">
            <text:p>mq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uritania</text:p>
          </table:table-cell>
          <table:table-cell office:value-type="string">
            <text:p>m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u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ayotte</text:p>
          </table:table-cell>
          <table:table-cell office:value-type="string">
            <text:p>y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mx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ronesia, Federated States Of</text:p>
          </table:table-cell>
          <table:table-cell office:value-type="string">
            <text:p>fm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oldova, Republic Of</text:p>
          </table:table-cell>
          <table:table-cell office:value-type="string">
            <text:p>m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onaco</text:p>
          </table:table-cell>
          <table:table-cell office:value-type="string">
            <text:p>m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ngolia</text:p>
          </table:table-cell>
          <table:table-cell office:value-type="string">
            <text:p>m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ntserrat</text:p>
          </table:table-cell>
          <table:table-cell office:value-type="string">
            <text:p>m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m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ozambique</text:p>
          </table:table-cell>
          <table:table-cell office:value-type="string">
            <text:p>mz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urma</text:p>
          </table:table-cell>
          <table:table-cell office:value-type="string">
            <text:p>mm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Namibia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Nauru</text:p>
          </table:table-cell>
          <table:table-cell office:value-type="string">
            <text:p>n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Nepal</text:p>
          </table:table-cell>
          <table:table-cell office:value-type="string">
            <text:p>np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Netherlands</text:p>
          </table:table-cell>
          <table:table-cell office:value-type="string">
            <text:p>n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etherlands Antilles</text:p>
          </table:table-cell>
          <table:table-cell office:value-type="string">
            <text:p>a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New Caledonia</text:p>
          </table:table-cell>
          <table:table-cell office:value-type="string">
            <text:p>nc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New Zealand</text:p>
          </table:table-cell>
          <table:table-cell office:value-type="string">
            <text:p>nz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Nicaragua</text:p>
          </table:table-cell>
          <table:table-cell office:value-type="string">
            <text:p>ni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Niger</text:p>
          </table:table-cell>
          <table:table-cell office:value-type="string">
            <text:p>n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Nigeria</text:p>
          </table:table-cell>
          <table:table-cell office:value-type="string">
            <text:p>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iue</text:p>
          </table:table-cell>
          <table:table-cell office:value-type="string">
            <text:p>nu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Norfolk Island</text:p>
          </table:table-cell>
          <table:table-cell office:value-type="string">
            <text:p>n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orthern Mariana Islands</text:p>
          </table:table-cell>
          <table:table-cell office:value-type="string">
            <text:p>mp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o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pk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alau</text:p>
          </table:table-cell>
          <table:table-cell office:value-type="string">
            <text:p>pw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p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apua New Guinea</text:p>
          </table:table-cell>
          <table:table-cell office:value-type="string">
            <text:p>pg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araguay</text:p>
          </table:table-cell>
          <table:table-cell office:value-type="string">
            <text:p>p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u</text:p>
          </table:table-cell>
          <table:table-cell office:value-type="string">
            <text:p>p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ph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itcairn</text:p>
          </table:table-cell>
          <table:table-cell office:value-type="string">
            <text:p>p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p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p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uerto Rico</text:p>
          </table:table-cell>
          <table:table-cell office:value-type="string">
            <text:p>p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Qatar</text:p>
          </table:table-cell>
          <table:table-cell office:value-type="string">
            <text:p>q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r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Romania</text:p>
          </table:table-cell>
          <table:table-cell office:value-type="string">
            <text:p>r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Russian Federation</text:p>
          </table:table-cell>
          <table:table-cell office:value-type="string">
            <text:p>ru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Rwanda</text:p>
          </table:table-cell>
          <table:table-cell office:value-type="string">
            <text:p>r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int Kitts And Nevis</text:p>
          </table:table-cell>
          <table:table-cell office:value-type="string">
            <text:p>k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aint Lucia</text:p>
          </table:table-cell>
          <table:table-cell office:value-type="string">
            <text:p>lc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aint Vincent And The Grenadines</text:p>
          </table:table-cell>
          <table:table-cell office:value-type="string">
            <text:p>vc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amoa</text:p>
          </table:table-cell>
          <table:table-cell office:value-type="string">
            <text:p>w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an Marino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ao Tome And Principe</text:p>
          </table:table-cell>
          <table:table-cell office:value-type="string">
            <text:p>s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audi Arabia</text:p>
          </table:table-cell>
          <table:table-cell office:value-type="string">
            <text:p>s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enegal</text:p>
          </table:table-cell>
          <table:table-cell office:value-type="string">
            <text:p>s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r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eychelles</text:p>
          </table:table-cell>
          <table:table-cell office:value-type="string">
            <text:p>sc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ierra Leone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ingapore</text:p>
          </table:table-cell>
          <table:table-cell office:value-type="string">
            <text:p>sg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lovakia</text:p>
          </table:table-cell>
          <table:table-cell office:value-type="string">
            <text:p>sk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lovenia</text:p>
          </table:table-cell>
          <table:table-cell office:value-type="string">
            <text:p>si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olomon Islands</text:p>
          </table:table-cell>
          <table:table-cell office:value-type="string">
            <text:p>sb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omalia</text:p>
          </table:table-cell>
          <table:table-cell office:value-type="string">
            <text:p>s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outh Africa</text:p>
          </table:table-cell>
          <table:table-cell office:value-type="string">
            <text:p>z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outh Sudan</text:p>
          </table:table-cell>
          <table:table-cell office:value-type="string">
            <text:p>s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uth Georgia And South S.S.</text:p>
          </table:table-cell>
          <table:table-cell office:value-type="string">
            <text:p>g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e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ri Lanka</text:p>
          </table:table-cell>
          <table:table-cell office:value-type="string">
            <text:p>lk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. Helena</text:p>
          </table:table-cell>
          <table:table-cell office:value-type="string">
            <text:p>sh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. Pierre And Miquelon</text:p>
          </table:table-cell>
          <table:table-cell office:value-type="string">
            <text:p>pm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udan</text:p>
          </table:table-cell>
          <table:table-cell office:value-type="string">
            <text:p>sd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uriname</text:p>
          </table:table-cell>
          <table:table-cell office:value-type="string">
            <text:p>s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valbard And Jan Mayen Islands</text:p>
          </table:table-cell>
          <table:table-cell office:value-type="string">
            <text:p>sj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waziland</text:p>
          </table:table-cell>
          <table:table-cell office:value-type="string">
            <text:p>sz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yrian Arab Republic</text:p>
          </table:table-cell>
          <table:table-cell office:value-type="string">
            <text:p>s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aiwan</text:p>
          </table:table-cell>
          <table:table-cell office:value-type="string">
            <text:p>tw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ajikistan</text:p>
          </table:table-cell>
          <table:table-cell office:value-type="string">
            <text:p>tj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anzania, United Republic Of</text:p>
          </table:table-cell>
          <table:table-cell office:value-type="string">
            <text:p>tz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hailand</text:p>
          </table:table-cell>
          <table:table-cell office:value-type="string">
            <text:p>th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ogo</text:p>
          </table:table-cell>
          <table:table-cell office:value-type="string">
            <text:p>tg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okelau</text:p>
          </table:table-cell>
          <table:table-cell office:value-type="string">
            <text:p>tk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onga</text:p>
          </table:table-cell>
          <table:table-cell office:value-type="string">
            <text:p>t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rinidad And Tobago</text:p>
          </table:table-cell>
          <table:table-cell office:value-type="string">
            <text:p>t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t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t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urkmenistan</text:p>
          </table:table-cell>
          <table:table-cell office:value-type="string">
            <text:p>tm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urks And Caicos Islands</text:p>
          </table:table-cell>
          <table:table-cell office:value-type="string">
            <text:p>tc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uvalu</text:p>
          </table:table-cell>
          <table:table-cell office:value-type="string">
            <text:p>tv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Uganda</text:p>
          </table:table-cell>
          <table:table-cell office:value-type="string">
            <text:p>ug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Ukraine</text:p>
          </table:table-cell>
          <table:table-cell office:value-type="string">
            <text:p>u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United Arab Emirates</text:p>
          </table:table-cell>
          <table:table-cell office:value-type="string">
            <text:p>a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United Kingdom</text:p>
          </table:table-cell>
          <table:table-cell office:value-type="string">
            <text:p>g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U.S. Minor Islands</text:p>
          </table:table-cell>
          <table:table-cell office:value-type="string">
            <text:p>um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Uruguay</text:p>
          </table:table-cell>
          <table:table-cell office:value-type="string">
            <text:p>u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Uzbekistan</text:p>
          </table:table-cell>
          <table:table-cell office:value-type="string">
            <text:p>uz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anuatu</text:p>
          </table:table-cell>
          <table:table-cell office:value-type="string">
            <text:p>vu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Venezuela</text:p>
          </table:table-cell>
          <table:table-cell office:value-type="string">
            <text:p>v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Viet Nam</text:p>
          </table:table-cell>
          <table:table-cell office:value-type="string">
            <text:p>v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ritish Virgin Islands</text:p>
          </table:table-cell>
          <table:table-cell office:value-type="string">
            <text:p>vg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U.S. Virgin Islands</text:p>
          </table:table-cell>
          <table:table-cell office:value-type="string">
            <text:p>v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allis And Futuna Islands</text:p>
          </table:table-cell>
          <table:table-cell office:value-type="string">
            <text:p>w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estern Sahara</text:p>
          </table:table-cell>
          <table:table-cell office:value-type="string">
            <text:p>eh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Yemen</text:p>
          </table:table-cell>
          <table:table-cell office:value-type="string">
            <text:p>y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Zambia</text:p>
          </table:table-cell>
          <table:table-cell office:value-type="string">
            <text:p>zm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Zimbabwe</text:p>
          </table:table-cell>
          <table:table-cell office:value-type="string">
            <text:p>zw</text:p>
          </table:table-cell>
          <table:table-cell office:value-type="float" office:value="2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7">03/27/2013</text:date>, <text:time>14:5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Dahlberg</meta:initial-creator>
    <meta:creation-date>2013-03-26T17:48:42</meta:creation-date>
    <dc:date>2013-03-27T14:50:57</dc:date>
    <dc:creator>Ian Dahlberg</dc:creator>
    <meta:editing-duration>PT1H38M36S</meta:editing-duration>
    <meta:editing-cycles>7</meta:editing-cycles>
    <meta:generator>OpenOffice.org/3.4$Unix OpenOffice.org_project/340m1$Build-9590</meta:generator>
    <meta:document-statistic meta:table-count="3" meta:cell-count="726" meta:object-count="0"/>
  </office:meta>
</office:document-meta>
</file>